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35DCC0E10401DD4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style:paragraph-properties fo:margin-left="0cm" fo:margin-right="0.3cm" fo:text-indent="0cm"/>
    </style:style>
    <style:style style:name="P18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ad762"/>
    </style:style>
    <style:style style:name="T5" style:family="text">
      <style:text-properties style:font-name="Roboto" fo:font-size="14pt" style:font-size-complex="14pt"/>
    </style:style>
    <style:style style:name="T6" style:family="text">
      <style:text-properties style:font-name="Roboto" fo:font-size="20pt" fo:font-weight="bold" style:font-size-complex="20pt" style:font-weight-complex="bold"/>
    </style:style>
    <style:style style:name="T7" style:family="text">
      <style:text-properties style:font-name="Roboto" fo:font-size="24pt" style:font-size-complex="24pt"/>
    </style:style>
    <style:style style:name="T8" style:family="text">
      <style:text-properties style:font-name="Roboto" fo:font-size="24pt" fo:font-weight="bold" style:font-weight-asian="bold" style:font-size-complex="24pt" style:font-weight-complex="bold"/>
    </style:style>
    <style:style style:name="T9" style:family="text">
      <style:text-properties style:font-name="Roboto" fo:font-size="24pt" fo:font-weight="bold" style:font-size-complex="24pt" style:font-weight-complex="bold"/>
    </style:style>
    <style:style style:name="T10" style:family="text">
      <style:text-properties style:font-name="Roboto" fo:font-size="20pt" style:font-size-complex="20pt"/>
    </style:style>
    <style:style style:name="T11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7" draw:name="Text Frame 2" draw:style-name="gr2" draw:text-style-name="P20" svg:width="11.168cm" svg:height="4.802cm" svg:x="7.151cm" svg:y="-0.923cm"><draw:text-box><text:p text:style-name="P19"><text:span text:style-name="T7">Focado em melhorar a saúde? </text:span></text:p><text:p text:style-name="P19"><text:span text:style-name="T8">[TOTAL_COUNT]</text:span></text:p><text:p text:style-name="P19"><text:span text:style-name="T9">ACADEMIAS</text:span></text:p><text:p text:style-name="P19"><text:span text:style-name="T10">N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8" svg:width="18.989cm" svg:height="1.629cm" svg:x="-0.947cm" svg:y="0.409cm"><draw:text-box><text:p text:style-name="P17"><text:span text:style-name="T5">A academia mais próxima é</text:span></text:p><text:p><text:span text:style-name="T6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.201cm" svg:y="0.055cm" svg:width="5.941cm" style:rel-width="scale" svg:height="0.87cm" style:rel-height="scale" draw:z-index="3"><draw:text-box><text:p text:style-name="P6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4">[CLOSEST_BY_FOOT]</text:span></text:p></draw:text-box></draw:frame><draw:frame text:anchor-type="paragraph" draw:z-index="5" draw:name="Text Frame 1" draw:style-name="gr3" draw:text-style-name="P21" svg:width="3.327cm" svg:height="0.606cm" svg:x="1.976cm" svg:y="0.318cm"><draw:text-box><text:p><text:span text:style-name="T11">[CLOSEST_BY_CAR]</text:span></text:p></draw:text-box></draw:frame><draw:frame draw:style-name="fr3" draw:name="Image3 Copy 1 Copy 1 Copy 1 Copy 1 Copy 1" text:anchor-type="char" svg:x="1.185cm" svg:y="0.155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3">Tempo</text:span></text:p>
          </table:table-cell>
          <table:table-cell table:style-name="TABLE.A1" office:value-type="string">
            <text:p text:style-name="P14"><text:s/><text:span text:style-name="T3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4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4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739cm" svg:y="-0.713cm" svg:width="8.102cm" svg:height="5.648cm" draw:z-index="0"><draw:image xlink:href="Pictures/100000010000027F000001AA35DCC0E10401DD4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5T19:33:48.592922748</dc:date>
    <meta:editing-duration>PT1H56M36S</meta:editing-duration>
    <meta:editing-cycles>45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5" meta:non-whitespace-character-count="89"/>
  </office:meta>
</office:document-meta>
</file>